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fcf6" officeooo:paragraph-rsid="0001fc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1:16:58.258425144</meta:creation-date>
    <dc:date>2017-02-03T11:17:23.004022703</dc:date>
    <meta:editing-duration>PT24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5.1.4.2$Linux_X86_64 LibreOffice_project/10m0$Build-2</meta:generator>
  </office:meta>
</office:document-meta>
</file>